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8b1" officeooo:paragraph-rsid="000e38b1"/>
    </style:style>
    <style:style style:name="P2" style:family="paragraph" style:parent-style-name="Standard">
      <style:text-properties officeooo:rsid="002febe6" officeooo:paragraph-rsid="002febe6"/>
    </style:style>
    <style:style style:name="P3" style:family="paragraph" style:parent-style-name="Standard" style:list-style-name="L1">
      <style:text-properties officeooo:rsid="000e91a0" officeooo:paragraph-rsid="000e91a0"/>
    </style:style>
    <style:style style:name="P4" style:family="paragraph" style:parent-style-name="Standard" style:list-style-name="L1">
      <style:text-properties officeooo:rsid="000ea6c1" officeooo:paragraph-rsid="000ea6c1"/>
    </style:style>
    <style:style style:name="P5" style:family="paragraph" style:parent-style-name="Standard" style:list-style-name="L1">
      <style:text-properties officeooo:rsid="0011580f" officeooo:paragraph-rsid="0011580f"/>
    </style:style>
    <style:style style:name="P6" style:family="paragraph" style:parent-style-name="Standard" style:list-style-name="L1">
      <style:text-properties officeooo:rsid="00157dd8" officeooo:paragraph-rsid="0016f96a"/>
    </style:style>
    <style:style style:name="P7" style:family="paragraph" style:parent-style-name="Standard" style:list-style-name="L1">
      <style:text-properties officeooo:rsid="00193eeb" officeooo:paragraph-rsid="0016f96a"/>
    </style:style>
    <style:style style:name="P8" style:family="paragraph" style:parent-style-name="Standard" style:list-style-name="L1">
      <style:text-properties officeooo:rsid="001c0126" officeooo:paragraph-rsid="001c0126"/>
    </style:style>
    <style:style style:name="P9" style:family="paragraph" style:parent-style-name="Standard" style:list-style-name="L1">
      <style:text-properties officeooo:rsid="001fbe5a" officeooo:paragraph-rsid="001fbe5a"/>
    </style:style>
    <style:style style:name="P10" style:family="paragraph" style:parent-style-name="Standard" style:list-style-name="L1">
      <style:text-properties officeooo:rsid="0024be23" officeooo:paragraph-rsid="0024be23"/>
    </style:style>
    <style:style style:name="P11" style:family="paragraph" style:parent-style-name="Standard" style:list-style-name="L1">
      <style:text-properties officeooo:rsid="0028148a" officeooo:paragraph-rsid="0028148a"/>
    </style:style>
    <style:style style:name="P12" style:family="paragraph" style:parent-style-name="Standard" style:list-style-name="L1">
      <style:text-properties officeooo:rsid="002d71fc" officeooo:paragraph-rsid="002d71fc"/>
    </style:style>
    <style:style style:name="P13" style:family="paragraph" style:parent-style-name="Standard" style:list-style-name="L1">
      <style:text-properties officeooo:rsid="002d7e58" officeooo:paragraph-rsid="002d7e58"/>
    </style:style>
    <style:style style:name="P14" style:family="paragraph" style:parent-style-name="Standard" style:list-style-name="L1">
      <style:text-properties officeooo:rsid="00343240" officeooo:paragraph-rsid="00343240"/>
    </style:style>
    <style:style style:name="P15" style:family="paragraph" style:parent-style-name="Standard" style:list-style-name="L1">
      <style:text-properties officeooo:rsid="00347b40" officeooo:paragraph-rsid="00347b40"/>
    </style:style>
    <style:style style:name="P16" style:family="paragraph" style:parent-style-name="Standard" style:list-style-name="L1">
      <style:text-properties officeooo:rsid="0037bbbf" officeooo:paragraph-rsid="0037bbbf"/>
    </style:style>
    <style:style style:name="P17" style:family="paragraph" style:parent-style-name="Standard" style:list-style-name="L1">
      <style:text-properties officeooo:rsid="0038c550" officeooo:paragraph-rsid="0038c550"/>
    </style:style>
    <style:style style:name="P18" style:family="paragraph" style:parent-style-name="Standard" style:list-style-name="L1">
      <style:text-properties officeooo:rsid="003d5c7d" officeooo:paragraph-rsid="003d5c7d"/>
    </style:style>
    <style:style style:name="P19" style:family="paragraph" style:parent-style-name="Standard" style:list-style-name="L1">
      <style:text-properties officeooo:rsid="0047b488" officeooo:paragraph-rsid="0047b488"/>
    </style:style>
    <style:style style:name="P20" style:family="paragraph" style:parent-style-name="Standard" style:list-style-name="L1">
      <style:text-properties officeooo:rsid="0051b0f1" officeooo:paragraph-rsid="0051b0f1"/>
    </style:style>
    <style:style style:name="P21" style:family="paragraph" style:parent-style-name="Standard" style:list-style-name="L1">
      <style:text-properties officeooo:rsid="00569dc7" officeooo:paragraph-rsid="00569dc7"/>
    </style:style>
    <style:style style:name="P22" style:family="paragraph" style:parent-style-name="Standard" style:list-style-name="L1">
      <style:text-properties officeooo:rsid="005afb80" officeooo:paragraph-rsid="005afb80"/>
    </style:style>
    <style:style style:name="P23" style:family="paragraph" style:parent-style-name="Standard" style:list-style-name="L1">
      <style:text-properties officeooo:rsid="005ea86b" officeooo:paragraph-rsid="005ea86b"/>
    </style:style>
    <style:style style:name="T1" style:family="text">
      <style:text-properties officeooo:rsid="000ea6c1"/>
    </style:style>
    <style:style style:name="T2" style:family="text">
      <style:text-properties officeooo:rsid="00146d44"/>
    </style:style>
    <style:style style:name="T3" style:family="text">
      <style:text-properties officeooo:rsid="001c0949"/>
    </style:style>
    <style:style style:name="T4" style:family="text">
      <style:text-properties officeooo:rsid="001dc298"/>
    </style:style>
    <style:style style:name="T5" style:family="text">
      <style:text-properties officeooo:rsid="001fd8a5"/>
    </style:style>
    <style:style style:name="T6" style:family="text">
      <style:text-properties officeooo:rsid="0021a3d8"/>
    </style:style>
    <style:style style:name="T7" style:family="text">
      <style:text-properties officeooo:rsid="002e66e4"/>
    </style:style>
    <style:style style:name="T8" style:family="text">
      <style:text-properties officeooo:rsid="002ee3bb"/>
    </style:style>
    <style:style style:name="T9" style:family="text">
      <style:text-properties officeooo:rsid="002febe6"/>
    </style:style>
    <style:style style:name="T10" style:family="text">
      <style:text-properties officeooo:rsid="00360ee1"/>
    </style:style>
    <style:style style:name="T11" style:family="text">
      <style:text-properties officeooo:rsid="003705ea"/>
    </style:style>
    <style:style style:name="T12" style:family="text">
      <style:text-properties officeooo:rsid="0038d509"/>
    </style:style>
    <style:style style:name="T13" style:family="text">
      <style:text-properties officeooo:rsid="003d0a1a"/>
    </style:style>
    <style:style style:name="T14" style:family="text">
      <style:text-properties officeooo:rsid="003eb1b0"/>
    </style:style>
    <style:style style:name="T15" style:family="text">
      <style:text-properties officeooo:rsid="004525b9"/>
    </style:style>
    <style:style style:name="T16" style:family="text">
      <style:text-properties officeooo:rsid="004814b6"/>
    </style:style>
    <style:style style:name="T17" style:family="text">
      <style:text-properties officeooo:rsid="0052fef3"/>
    </style:style>
    <style:style style:name="T18" style:family="text">
      <style:text-properties officeooo:rsid="0055d456"/>
    </style:style>
    <style:style style:name="T19" style:family="text">
      <style:text-properties officeooo:rsid="00564f15"/>
    </style:style>
    <style:style style:name="T20" style:family="text">
      <style:text-properties officeooo:rsid="00569dc7"/>
    </style:style>
    <style:style style:name="T21" style:family="text">
      <style:text-properties officeooo:rsid="0057fc82"/>
    </style:style>
    <style:style style:name="T22" style:family="text">
      <style:text-properties officeooo:rsid="005b71f4"/>
    </style:style>
    <style:style style:name="T23" style:family="text">
      <style:text-properties officeooo:rsid="005ea86b"/>
    </style:style>
    <style:style style:name="T24" style:family="text">
      <style:text-properties officeooo:rsid="0062bb97"/>
    </style:style>
    <style:style style:name="T25" style:family="text">
      <style:text-properties officeooo:rsid="00639561"/>
    </style:style>
    <style:style style:name="T26" style:family="text">
      <style:text-properties officeooo:rsid="0064cdfa"/>
    </style:style>
    <style:style style:name="T27" style:family="text">
      <style:text-properties officeooo:rsid="0066c5ae"/>
    </style:style>
    <style:style style:name="T28" style:family="text">
      <style:text-properties officeooo:rsid="0068c4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ing 2019_6_12</text:p>
      <text:p text:style-name="P2">Negativas</text:p>
      <text:list xml:id="list2274078167" text:style-name="L1">
        <text:list-item>
          <text:p text:style-name="P3"><text:span text:style-name="T9">A</text:span>void <text:span text:style-name="T9">losses instead of chasing gains</text:span>. On Jun 11, the biggest loss was <text:span text:style-name="T1">CRM, bought into a down market and caused cutting → put in dayStart, dayDev has to be onside. (No buying on down day, no selling on upday)</text:span></text:p>
        </text:list-item>
        <text:list-item>
          <text:p text:style-name="P4">Potential breachCutter cutting when dayDev is offside <text:span text:style-name="T2">(think about this further)</text:span></text:p>
        </text:list-item>
        <text:list-item>
          <text:p text:style-name="P5">Avoid agency risk of landlords: insufficient lighting, forbidden use of laundry, lack of incentive to cooperate after booking</text:p>
        </text:list-item>
        <text:list-item>
          <text:p text:style-name="P6">Avoid <text:span text:style-name="T6">anchoring to C</text:span>hinese area <text:span text:style-name="T28">in Toronto, fully diversify and experiment</text:span></text:p>
        </text:list-item>
        <text:list-item>
          <text:p text:style-name="P7">Avoid anchoring bias, staying in one place, renting one car and inertia carries you even at a great loss (currently anchored to Scarborough for car, residence)</text:p>
        </text:list-item>
        <text:list-item>
          <text:p text:style-name="P8">Avoid dealing with landlord once problem is identified: room number was not provided, <text:span text:style-name="T3">direction to the apartment is not provided,</text:span> messages are ignored. <text:span text:style-name="T4">Complain to airbnb directly instead of going to the landlord. (avoid digging a hole once problem seen) </text:span></text:p>
        </text:list-item>
        <text:list-item>
          <text:p text:style-name="P9">Avoid dealing with insurance agents/property agents/<text:span text:style-name="T5">landlords</text:span>, low barrier entry <text:span text:style-name="T27">professions</text:span></text:p>
        </text:list-item>
        <text:list-item>
          <text:p text:style-name="P10">Avoid <text:span text:style-name="T26">listening to </text:span>bullshit. <text:span text:style-name="T19">When others’ incentives are not clear, don’t invest.</text:span></text:p>
        </text:list-item>
        <text:list-item>
          <text:p text:style-name="P11"><text:span text:style-name="T10">Avoid dealing with people in a zero-sum game (clash of interest)</text:span>, i.e. landlords, employers, <text:span text:style-name="T11">government, police, people making money off you, anywhere money is involved.</text:span></text:p>
        </text:list-item>
        <text:list-item>
          <text:p text:style-name="P16">Avoid <text:span text:style-name="T14">cooperating</text:span> with people when <text:span text:style-name="T24">large sums of </text:span>money <text:span text:style-name="T25">are </text:span>involved</text:p>
        </text:list-item>
        <text:list-item>
          <text:p text:style-name="P12">Avoid inconsistent, <text:span text:style-name="T8">untrustworthy</text:span> people, if cannot avoid, delay. </text:p>
        </text:list-item>
        <text:list-item>
          <text:p text:style-name="P13">Avoid <text:span text:style-name="T7">dealing with </text:span>people whose main incentive is to make money off you (insurance + property agent)</text:p>
        </text:list-item>
        <text:list-item>
          <text:p text:style-name="P14">avoid spending too much time on portfolio <text:span text:style-name="T18">(luck factor)</text:span></text:p>
        </text:list-item>
        <text:list-item>
          <text:p text:style-name="P15">avoid overanalysing the winners<text:span text:style-name="T13">(might be pure luck)</text:span>, never ignore the losers</text:p>
        </text:list-item>
        <text:list-item>
          <text:p text:style-name="P17">avoid <text:span text:style-name="T15">buying </text:span>house <text:span text:style-name="T15">for rent</text:span>, <text:span text:style-name="T12">maintenance of roof, catching racoons. Houses are not self-sustaining, needs tons of maintenance, drains energy, time, and you are constantly dealing with people who have opposite interests from yours, this constant stress is bad.</text:span></text:p>
        </text:list-item>
        <text:list-item>
          <text:p text:style-name="P19">Avoid sources of constant stress, <text:span text:style-name="T16">like mandatory maintenance, dealing with low walks of life, tenants, poor people, angry people(mostly poor), people conditioned to behave a certain way with strong status quo bias (status quo losers), smokers (mostly china)</text:span></text:p>
        </text:list-item>
        <text:list-item>
          <text:p text:style-name="P18">Avoid eating too much</text:p>
        </text:list-item>
        <text:list-item>
          <text:p text:style-name="P20">avoid too many activities on a single day</text:p>
        </text:list-item>
        <text:list-item>
          <text:p text:style-name="P20">avoid lack of sleep <text:span text:style-name="T17">less than 9 hours</text:span></text:p>
        </text:list-item>
        <text:list-item>
          <text:p text:style-name="P21">avoid owning too many properties <text:span text:style-name="T21">(pain in the ass to manage, maintain, deal with uncooperative tenants, huge drain on time, energy, resources).</text:span></text:p>
        </text:list-item>
        <text:list-item>
          <text:p text:style-name="P22"><text:span text:style-name="T23">a</text:span>void unhappy places(HK, SZ). <text:span text:style-name="T22">Look for signs of letting out anger whenever possible (through aggressive driving, honking, hitting others, shouldering, verbal abuse, altercation, lack of interpersonal good faith, contagious, aggravated by population density)</text:span></text:p>
        </text:list-item>
        <text:list-item>
          <text:p text:style-name="P23">avoid freeriders by eliminating the resources they are freeriding on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7:23:11.911244816</meta:creation-date>
    <dc:date>2019-06-12T20:48:30.177030604</dc:date>
    <meta:editing-duration>PT1H17M17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436" meta:character-count="2775" meta:non-whitespace-character-count="2383"/>
  </office:meta>
</office:document-meta>
</file>